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2.1102in"/>
    </style:style>
    <style:style style:name="co3" style:family="table-column">
      <style:table-column-properties fo:break-before="auto" style:column-width="1.8917in"/>
    </style:style>
    <style:style style:name="co4" style:family="table-column">
      <style:table-column-properties fo:break-before="auto" style:column-width="4.306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2.350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1484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1.9791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Mobile Board 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column table:style-name="co7" table:default-cell-style-name="Default"/>
        <table:table-column table:style-name="co7" table:default-cell-style-name="ce2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MFR P/N</text:p>
          </table:table-cell>
          <table:table-cell office:value-type="string">
            <text:p>Vendor P/N</text:p>
          </table:table-cell>
          <table:table-cell office:value-type="string">
            <text:p>Vendor</text:p>
          </table:table-cell>
          <table:table-cell office:value-type="string">
            <text:p>Cost</text:p>
          </table:table-cell>
          <table:table-cell office:value-type="string">
            <text:p>Qty</text:p>
          </table:table-cell>
          <table:table-cell office:value-type="string">
            <text:p>Ext Cost</text:p>
          </table:table-cell>
          <table:table-cell office:value-type="string">
            <text:p>Total Parts Cost</text:p>
          </table:table-cell>
          <table:table-cell table:formula="of:=SUM([.K1:.K100])" office:value-type="currency" office:currency="USD" office:value="99.97">
            <text:p>$99.97</text:p>
          </table:table-cell>
        </table:table-row>
        <table:table-row table:style-name="ro1">
          <table:table-cell office:value-type="string">
            <text:p>ACCESSORY-1</text:p>
          </table:table-cell>
          <table:table-cell table:number-columns-repeated="2" office:value-type="string">
            <text:p>2510-6002</text:p>
          </table:table-cell>
          <table:table-cell office:value-type="string">
            <text:p>10 Pin keyed connector</text:p>
          </table:table-cell>
          <table:table-cell office:value-type="string">
            <text:p>2510-6002</text:p>
          </table:table-cell>
          <table:table-cell office:value-type="string">
            <text:p>D2510-6002-AR</text:p>
          </table:table-cell>
          <table:table-cell office:value-type="string">
            <text:p>MHC10E-ND</text:p>
          </table:table-cell>
          <table:table-cell office:value-type="string">
            <text:p>Digikey</text:p>
          </table:table-cell>
          <table:table-cell office:value-type="currency" office:currency="USD" office:value="1.57">
            <text:p>$1.57</text:p>
          </table:table-cell>
          <table:table-cell office:value-type="float" office:value="1">
            <text:p>1</text:p>
          </table:table-cell>
          <table:table-cell table:formula="of:=[.I2]*[.J2]" office:value-type="currency" office:currency="USD" office:value="1.57">
            <text:p>$1.57</text:p>
          </table:table-cell>
          <table:table-cell table:number-columns-repeated="2"/>
        </table:table-row>
        <table:table-row table:style-name="ro1">
          <table:table-cell office:value-type="string">
            <text:p>ACCESSORY-2</text:p>
          </table:table-cell>
          <table:table-cell table:number-columns-repeated="2" office:value-type="string">
            <text:p>2510-6002</text:p>
          </table:table-cell>
          <table:table-cell office:value-type="string">
            <text:p>10 Pin keyed connector</text:p>
          </table:table-cell>
          <table:table-cell office:value-type="string">
            <text:p>2510-6002</text:p>
          </table:table-cell>
          <table:table-cell office:value-type="string">
            <text:p>D2510-6002-AR</text:p>
          </table:table-cell>
          <table:table-cell office:value-type="string">
            <text:p>MHC10E-ND</text:p>
          </table:table-cell>
          <table:table-cell office:value-type="string">
            <text:p>Digikey</text:p>
          </table:table-cell>
          <table:table-cell office:value-type="currency" office:currency="USD" office:value="1.57">
            <text:p>$1.57</text:p>
          </table:table-cell>
          <table:table-cell office:value-type="float" office:value="1">
            <text:p>1</text:p>
          </table:table-cell>
          <table:table-cell table:formula="of:=[.I3]*[.J3]" office:value-type="currency" office:currency="USD" office:value="1.57">
            <text:p>$1.57</text:p>
          </table:table-cell>
          <table:table-cell table:number-columns-repeated="2"/>
        </table:table-row>
        <table:table-row table:style-name="ro1">
          <table:table-cell office:value-type="string">
            <text:p>BATT0</text:p>
          </table:table-cell>
          <table:table-cell table:number-columns-repeated="2" office:value-type="string">
            <text:p>2479-BATTERY</text:p>
          </table:table-cell>
          <table:table-cell office:value-type="string">
            <text:p>3xAA battery holder</text:p>
          </table:table-cell>
          <table:table-cell office:value-type="string">
            <text:p>2479-BATTERY</text:p>
          </table:table-cell>
          <table:table-cell table:style-name="ce1" office:value-type="float" office:value="2479">
            <text:p>2479</text:p>
          </table:table-cell>
          <table:table-cell office:value-type="string">
            <text:p>2479K-ND</text:p>
          </table:table-cell>
          <table:table-cell office:value-type="string">
            <text:p>Digikey</text:p>
          </table:table-cell>
          <table:table-cell office:value-type="currency" office:currency="USD" office:value="1.77">
            <text:p>$1.77</text:p>
          </table:table-cell>
          <table:table-cell office:value-type="float" office:value="1">
            <text:p>1</text:p>
          </table:table-cell>
          <table:table-cell table:formula="of:=[.I4]*[.J4]" office:value-type="currency" office:currency="USD" office:value="1.77">
            <text:p>$1.77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office:value-type="float" office:value="1">
            <text:p>1</text:p>
          </table:table-cell>
          <table:table-cell table:formula="of:=[.I5]*[.J5]" office:value-type="currency" office:currency="USD" office:value="0.62">
            <text:p>$0.62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office:value-type="float" office:value="1">
            <text:p>1</text:p>
          </table:table-cell>
          <table:table-cell table:formula="of:=[.I6]*[.J6]" office:value-type="currency" office:currency="USD" office:value="0.62">
            <text:p>$0.62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office:value-type="float" office:value="1">
            <text:p>1</text:p>
          </table:table-cell>
          <table:table-cell table:formula="of:=[.I7]*[.J7]" office:value-type="currency" office:currency="USD" office:value="0.62">
            <text:p>$0.62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office:value-type="float" office:value="1">
            <text:p>1</text:p>
          </table:table-cell>
          <table:table-cell table:formula="of:=[.I8]*[.J8]" office:value-type="currency" office:currency="USD" office:value="0.62">
            <text:p>$0.62</text:p>
          </table:table-cell>
          <table:table-cell table:number-columns-repeated="2"/>
        </table:table-row>
        <table:table-row table:style-name="ro1">
          <table:table-cell office:value-type="string">
            <text:p>C5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office:value-type="float" office:value="1">
            <text:p>1</text:p>
          </table:table-cell>
          <table:table-cell table:formula="of:=[.I9]*[.J9]" office:value-type="currency" office:currency="USD" office:value="0.62">
            <text:p>$0.62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office:value-type="float" office:value="1">
            <text:p>1</text:p>
          </table:table-cell>
          <table:table-cell table:formula="of:=[.I10]*[.J10]" office:value-type="currency" office:currency="USD" office:value="0.62">
            <text:p>$0.62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18pF</text:p>
          </table:table-cell>
          <table:table-cell office:value-type="string">
            <text:p>C2.5-5</text:p>
          </table:table-cell>
          <table:table-cell office:value-type="string">
            <text:p>180 Cap</text:p>
          </table:table-cell>
          <table:table-cell office:value-type="string">
            <text:p>C2.5-5</text:p>
          </table:table-cell>
          <table:table-cell office:value-type="string">
            <text:p>RPE5C2A180J2P1Z03B</text:p>
          </table:table-cell>
          <table:table-cell office:value-type="string">
            <text:p>490-3632-ND</text:p>
          </table:table-cell>
          <table:table-cell office:value-type="string">
            <text:p>Digikey</text:p>
          </table:table-cell>
          <table:table-cell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I11]*[.J11]" office:value-type="currency" office:currency="USD" office:value="0.4">
            <text:p>$0.40</text:p>
          </table:table-cell>
          <table:table-cell table:number-columns-repeated="2"/>
        </table:table-row>
        <table:table-row table:style-name="ro1">
          <table:table-cell office:value-type="string">
            <text:p>C8</text:p>
          </table:table-cell>
          <table:table-cell office:value-type="string">
            <text:p>18pF</text:p>
          </table:table-cell>
          <table:table-cell office:value-type="string">
            <text:p>C2.5-5</text:p>
          </table:table-cell>
          <table:table-cell office:value-type="string">
            <text:p>180 Cap</text:p>
          </table:table-cell>
          <table:table-cell office:value-type="string">
            <text:p>C2.5-5</text:p>
          </table:table-cell>
          <table:table-cell office:value-type="string">
            <text:p>RPE5C2A180J2P1Z03B</text:p>
          </table:table-cell>
          <table:table-cell office:value-type="string">
            <text:p>490-3632-ND</text:p>
          </table:table-cell>
          <table:table-cell office:value-type="string">
            <text:p>Digikey</text:p>
          </table:table-cell>
          <table:table-cell office:value-type="currency" office:currency="USD" office:value="0.4">
            <text:p>$0.40</text:p>
          </table:table-cell>
          <table:table-cell office:value-type="float" office:value="1">
            <text:p>1</text:p>
          </table:table-cell>
          <table:table-cell table:formula="of:=[.I12]*[.J12]" office:value-type="currency" office:currency="USD" office:value="0.4">
            <text:p>$0.40</text:p>
          </table:table-cell>
          <table:table-cell table:number-columns-repeated="2"/>
        </table:table-row>
        <table:table-row table:style-name="ro1">
          <table:table-cell office:value-type="string">
            <text:p>C9</text:p>
          </table:table-cell>
          <table:table-cell office:value-type="string">
            <text:p>0.1uF</text:p>
          </table:table-cell>
          <table:table-cell office:value-type="string">
            <text:p>C2.5-5</text:p>
          </table:table-cell>
          <table:table-cell office:value-type="string">
            <text:p>104 Cap</text:p>
          </table:table-cell>
          <table:table-cell office:value-type="string">
            <text:p>C2.5-5</text:p>
          </table:table-cell>
          <table:table-cell office:value-type="string">
            <text:p>RPER71H104K2P1A03B</text:p>
          </table:table-cell>
          <table:table-cell office:value-type="string">
            <text:p>490-3810-ND</text:p>
          </table:table-cell>
          <table:table-cell office:value-type="string">
            <text:p>Digikey</text:p>
          </table:table-cell>
          <table:table-cell office:value-type="currency" office:currency="USD" office:value="0.23">
            <text:p>$0.23</text:p>
          </table:table-cell>
          <table:table-cell office:value-type="float" office:value="1">
            <text:p>1</text:p>
          </table:table-cell>
          <table:table-cell table:formula="of:=[.I13]*[.J13]" office:value-type="currency" office:currency="USD" office:value="0.23">
            <text:p>$0.23</text:p>
          </table:table-cell>
          <table:table-cell table:number-columns-repeated="2"/>
        </table:table-row>
        <table:table-row table:style-name="ro1">
          <table:table-cell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office:value-type="float" office:value="1">
            <text:p>1</text:p>
          </table:table-cell>
          <table:table-cell table:formula="of:=[.I14]*[.J14]" office:value-type="currency" office:currency="USD" office:value="0.62">
            <text:p>$0.62</text:p>
          </table:table-cell>
          <table:table-cell table:number-columns-repeated="2"/>
        </table:table-row>
        <table:table-row table:style-name="ro1">
          <table:table-cell office:value-type="string">
            <text:p>C11</text:p>
          </table:table-cell>
          <table:table-cell office:value-type="string">
            <text:p>0.1uF</text:p>
          </table:table-cell>
          <table:table-cell office:value-type="string">
            <text:p>C2.5-5</text:p>
          </table:table-cell>
          <table:table-cell office:value-type="string">
            <text:p>104 Cap</text:p>
          </table:table-cell>
          <table:table-cell office:value-type="string">
            <text:p>C2.5-5</text:p>
          </table:table-cell>
          <table:table-cell office:value-type="string">
            <text:p>RPER71H104K2P1A03B</text:p>
          </table:table-cell>
          <table:table-cell office:value-type="string">
            <text:p>490-3810-ND</text:p>
          </table:table-cell>
          <table:table-cell office:value-type="string">
            <text:p>Digikey</text:p>
          </table:table-cell>
          <table:table-cell office:value-type="currency" office:currency="USD" office:value="0.23">
            <text:p>$0.23</text:p>
          </table:table-cell>
          <table:table-cell office:value-type="float" office:value="1">
            <text:p>1</text:p>
          </table:table-cell>
          <table:table-cell table:formula="of:=[.I15]*[.J15]" office:value-type="currency" office:currency="USD" office:value="0.23">
            <text:p>$0.23</text:p>
          </table:table-cell>
          <table:table-cell table:number-columns-repeated="2"/>
        </table:table-row>
        <table:table-row table:style-name="ro1">
          <table:table-cell office:value-type="string">
            <text:p>C12</text:p>
          </table:table-cell>
          <table:table-cell office:value-type="string">
            <text:p>1uF</text:p>
          </table:table-cell>
          <table:table-cell office:value-type="string">
            <text:p>C2.5-5</text:p>
          </table:table-cell>
          <table:table-cell office:value-type="string">
            <text:p>105 Cap</text:p>
          </table:table-cell>
          <table:table-cell office:value-type="string">
            <text:p>C2.5-5</text:p>
          </table:table-cell>
          <table:table-cell office:value-type="string">
            <text:p>FK14Y5V1H105Z</text:p>
          </table:table-cell>
          <table:table-cell office:value-type="string">
            <text:p>445-4813-ND</text:p>
          </table:table-cell>
          <table:table-cell office:value-type="string">
            <text:p>Digikey</text:p>
          </table:table-cell>
          <table:table-cell office:value-type="currency" office:currency="USD" office:value="0.48">
            <text:p>$0.48</text:p>
          </table:table-cell>
          <table:table-cell office:value-type="float" office:value="1">
            <text:p>1</text:p>
          </table:table-cell>
          <table:table-cell table:formula="of:=[.I16]*[.J16]" office:value-type="currency" office:currency="USD" office:value="0.48">
            <text:p>$0.48</text:p>
          </table:table-cell>
          <table:table-cell table:number-columns-repeated="2"/>
        </table:table-row>
        <table:table-row table:style-name="ro1">
          <table:table-cell office:value-type="string">
            <text:p>C13</text:p>
          </table:table-cell>
          <table:table-cell office:value-type="string">
            <text:p>1uF</text:p>
          </table:table-cell>
          <table:table-cell office:value-type="string">
            <text:p>C2.5-5</text:p>
          </table:table-cell>
          <table:table-cell office:value-type="string">
            <text:p>105 Cap</text:p>
          </table:table-cell>
          <table:table-cell office:value-type="string">
            <text:p>C2.5-5</text:p>
          </table:table-cell>
          <table:table-cell office:value-type="string">
            <text:p>FK14Y5V1H105Z</text:p>
          </table:table-cell>
          <table:table-cell office:value-type="string">
            <text:p>445-4813-ND</text:p>
          </table:table-cell>
          <table:table-cell office:value-type="string">
            <text:p>Digikey</text:p>
          </table:table-cell>
          <table:table-cell office:value-type="currency" office:currency="USD" office:value="0.48">
            <text:p>$0.48</text:p>
          </table:table-cell>
          <table:table-cell office:value-type="float" office:value="1">
            <text:p>1</text:p>
          </table:table-cell>
          <table:table-cell table:formula="of:=[.I17]*[.J17]" office:value-type="currency" office:currency="USD" office:value="0.48">
            <text:p>$0.48</text:p>
          </table:table-cell>
          <table:table-cell table:number-columns-repeated="2"/>
        </table:table-row>
        <table:table-row table:style-name="ro1">
          <table:table-cell office:value-type="string">
            <text:p>C14</text:p>
          </table:table-cell>
          <table:table-cell office:value-type="string">
            <text:p>10uF</text:p>
          </table:table-cell>
          <table:table-cell office:value-type="string">
            <text:p>C2.5-5</text:p>
          </table:table-cell>
          <table:table-cell office:value-type="string">
            <text:p>106 Cap</text:p>
          </table:table-cell>
          <table:table-cell office:value-type="string">
            <text:p>C2.5-5</text:p>
          </table:table-cell>
          <table:table-cell office:value-type="string">
            <text:p>FK14Y5V1A106Z</text:p>
          </table:table-cell>
          <table:table-cell office:value-type="string">
            <text:p>445-4816-ND</text:p>
          </table:table-cell>
          <table:table-cell office:value-type="string">
            <text:p>Digikey</text:p>
          </table:table-cell>
          <table:table-cell office:value-type="currency" office:currency="USD" office:value="0.62">
            <text:p>$0.62</text:p>
          </table:table-cell>
          <table:table-cell office:value-type="float" office:value="1">
            <text:p>1</text:p>
          </table:table-cell>
          <table:table-cell table:formula="of:=[.I18]*[.J18]" office:value-type="currency" office:currency="USD" office:value="0.62">
            <text:p>$0.62</text:p>
          </table:table-cell>
          <table:table-cell table:number-columns-repeated="2"/>
        </table:table-row>
        <table:table-row table:style-name="ro1">
          <table:table-cell office:value-type="string">
            <text:p>C15</text:p>
          </table:table-cell>
          <table:table-cell office:value-type="string">
            <text:p>100pF</text:p>
          </table:table-cell>
          <table:table-cell office:value-type="string">
            <text:p>C-USC1206</text:p>
          </table:table-cell>
          <table:table-cell office:value-type="string">
            <text:p>101 1206 Cap</text:p>
          </table:table-cell>
          <table:table-cell office:value-type="string">
            <text:p>C1206</text:p>
          </table:table-cell>
          <table:table-cell office:value-type="string">
            <text:p>C3216C0G2J101J</text:p>
          </table:table-cell>
          <table:table-cell office:value-type="string">
            <text:p>445-2336-1-ND</text:p>
          </table:table-cell>
          <table:table-cell office:value-type="string">
            <text:p>Digikey</text:p>
          </table:table-cell>
          <table:table-cell office:value-type="currency" office:currency="USD" office:value="0.24">
            <text:p>$0.24</text:p>
          </table:table-cell>
          <table:table-cell office:value-type="float" office:value="1">
            <text:p>1</text:p>
          </table:table-cell>
          <table:table-cell table:formula="of:=[.I19]*[.J19]" office:value-type="currency" office:currency="USD" office:value="0.24">
            <text:p>$0.24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office:value-type="float" office:value="510">
            <text:p>510</text:p>
          </table:table-cell>
          <table:table-cell office:value-type="string">
            <text:p>R1206</text:p>
          </table:table-cell>
          <table:table-cell office:value-type="string">
            <text:p>511 1206 Resistor</text:p>
          </table:table-cell>
          <table:table-cell office:value-type="string">
            <text:p>R1206</text:p>
          </table:table-cell>
          <table:table-cell office:value-type="string">
            <text:p>ERJ-8GEYJ511V</text:p>
          </table:table-cell>
          <table:table-cell office:value-type="string">
            <text:p>P510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I20]*[.J20]"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1k</text:p>
          </table:table-cell>
          <table:table-cell office:value-type="string">
            <text:p>R1206</text:p>
          </table:table-cell>
          <table:table-cell office:value-type="string">
            <text:p>102 1206 Resistor</text:p>
          </table:table-cell>
          <table:table-cell office:value-type="string">
            <text:p>R1206</text:p>
          </table:table-cell>
          <table:table-cell office:value-type="string">
            <text:p>ERJ-8GEYJ102V</text:p>
          </table:table-cell>
          <table:table-cell office:value-type="string">
            <text:p>P1.0K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I21]*[.J21]"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float" office:value="470">
            <text:p>470</text:p>
          </table:table-cell>
          <table:table-cell office:value-type="string">
            <text:p>R1206</text:p>
          </table:table-cell>
          <table:table-cell office:value-type="string">
            <text:p>471 1206 Resistor</text:p>
          </table:table-cell>
          <table:table-cell office:value-type="string">
            <text:p>R1206</text:p>
          </table:table-cell>
          <table:table-cell office:value-type="string">
            <text:p>ERJ-8GEYJ471V</text:p>
          </table:table-cell>
          <table:table-cell office:value-type="string">
            <text:p>P470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I22]*[.J22]"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1206</text:p>
          </table:table-cell>
          <table:table-cell office:value-type="string">
            <text:p>103 1206 Resistor</text:p>
          </table:table-cell>
          <table:table-cell office:value-type="string">
            <text:p>R1206</text:p>
          </table:table-cell>
          <table:table-cell office:value-type="string">
            <text:p>ERJ-8GEYJ103V</text:p>
          </table:table-cell>
          <table:table-cell office:value-type="string">
            <text:p>P10K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I23]*[.J23]"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1206</text:p>
          </table:table-cell>
          <table:table-cell office:value-type="string">
            <text:p>103 1206 Resistor</text:p>
          </table:table-cell>
          <table:table-cell office:value-type="string">
            <text:p>R1206</text:p>
          </table:table-cell>
          <table:table-cell office:value-type="string">
            <text:p>ERJ-8GEYJ103V</text:p>
          </table:table-cell>
          <table:table-cell office:value-type="string">
            <text:p>P10K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I24]*[.J24]"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1206</text:p>
          </table:table-cell>
          <table:table-cell office:value-type="string">
            <text:p>103 1206 Resistor</text:p>
          </table:table-cell>
          <table:table-cell office:value-type="string">
            <text:p>R1206</text:p>
          </table:table-cell>
          <table:table-cell office:value-type="string">
            <text:p>ERJ-8GEYJ103V</text:p>
          </table:table-cell>
          <table:table-cell office:value-type="string">
            <text:p>P10KECT-ND</text:p>
          </table:table-cell>
          <table:table-cell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formula="of:=[.I25]*[.J25]"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office:value-type="string">
            <text:p>L1</text:p>
          </table:table-cell>
          <table:table-cell office:value-type="string">
            <text:p>10nH</text:p>
          </table:table-cell>
          <table:table-cell office:value-type="string">
            <text:p>L-USL1812</text:p>
          </table:table-cell>
          <table:table-cell office:value-type="string">
            <text:p>100 1812 Inductor</text:p>
          </table:table-cell>
          <table:table-cell office:value-type="string">
            <text:p>L1812</text:p>
          </table:table-cell>
          <table:table-cell office:value-type="string">
            <text:p>IMC1812BN100K</text:p>
          </table:table-cell>
          <table:table-cell office:value-type="string">
            <text:p>70-IMC1812BN100K</text:p>
          </table:table-cell>
          <table:table-cell office:value-type="string">
            <text:p>Mouser</text:p>
          </table:table-cell>
          <table:table-cell office:value-type="currency" office:currency="USD" office:value="1">
            <text:p>$1.00</text:p>
          </table:table-cell>
          <table:table-cell office:value-type="float" office:value="1">
            <text:p>1</text:p>
          </table:table-cell>
          <table:table-cell table:formula="of:=[.I26]*[.J26]" office:value-type="currency" office:currency="USD" office:value="1">
            <text:p>$1.00</text:p>
          </table:table-cell>
          <table:table-cell table:number-columns-repeated="2"/>
        </table:table-row>
        <table:table-row table:style-name="ro1">
          <table:table-cell office:value-type="string">
            <text:p>F1</text:p>
          </table:table-cell>
          <table:table-cell office:value-type="string">
            <text:p>2.2A PTC</text:p>
          </table:table-cell>
          <table:table-cell office:value-type="string">
            <text:p>PTCSMD</text:p>
          </table:table-cell>
          <table:table-cell office:value-type="string">
            <text:p>1.1A 1206 PTC Resettable Fuse Device</text:p>
          </table:table-cell>
          <table:table-cell office:value-type="string">
            <text:p>PTC-1206</text:p>
          </table:table-cell>
          <table:table-cell office:value-type="string">
            <text:p>1206L110SLYR</text:p>
          </table:table-cell>
          <table:table-cell office:value-type="string">
            <text:p>F3366CT-ND</text:p>
          </table:table-cell>
          <table:table-cell office:value-type="string">
            <text:p>Digikey</text:p>
          </table:table-cell>
          <table:table-cell office:value-type="currency" office:currency="USD" office:value="2.06">
            <text:p>$2.06</text:p>
          </table:table-cell>
          <table:table-cell office:value-type="float" office:value="1">
            <text:p>1</text:p>
          </table:table-cell>
          <table:table-cell table:formula="of:=[.I27]*[.J27]" office:value-type="currency" office:currency="USD" office:value="2.06">
            <text:p>$2.06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20MHz</text:p>
          </table:table-cell>
          <table:table-cell office:value-type="string">
            <text:p>CRYSTALHC49U-V</text:p>
          </table:table-cell>
          <table:table-cell office:value-type="string">
            <text:p>20MHz 18pF HC49 xtal</text:p>
          </table:table-cell>
          <table:table-cell office:value-type="string">
            <text:p>HC49U-V</text:p>
          </table:table-cell>
          <table:table-cell office:value-type="string">
            <text:p>ECS-200-18-4XEN</text:p>
          </table:table-cell>
          <table:table-cell office:value-type="string">
            <text:p>XC1723-ND</text:p>
          </table:table-cell>
          <table:table-cell office:value-type="string">
            <text:p>Digikey</text:p>
          </table:table-cell>
          <table:table-cell office:value-type="currency" office:currency="USD" office:value="0.77">
            <text:p>$0.77</text:p>
          </table:table-cell>
          <table:table-cell office:value-type="float" office:value="1">
            <text:p>1</text:p>
          </table:table-cell>
          <table:table-cell table:formula="of:=[.I28]*[.J28]" office:value-type="currency" office:currency="USD" office:value="0.77">
            <text:p>$0.77</text:p>
          </table:table-cell>
          <table:table-cell table:number-columns-repeated="2"/>
        </table:table-row>
        <table:table-row table:style-name="ro1">
          <table:table-cell office:value-type="string">
            <text:p>DEBUG_0</text:p>
          </table:table-cell>
          <table:table-cell table:number-columns-repeated="2" office:value-type="string">
            <text:p>LED-SMD-1206</text:p>
          </table:table-cell>
          <table:table-cell office:value-type="string">
            <text:p>Blue 1206 3.3V LED</text:p>
          </table:table-cell>
          <table:table-cell office:value-type="string">
            <text:p>LED1206</text:p>
          </table:table-cell>
          <table:table-cell office:value-type="string">
            <text:p>LTST-C150TBKT</text:p>
          </table:table-cell>
          <table:table-cell office:value-type="string">
            <text:p>160-1643-1-ND</text:p>
          </table:table-cell>
          <table:table-cell office:value-type="string">
            <text:p>Digikey</text:p>
          </table:table-cell>
          <table:table-cell office:value-type="currency" office:currency="USD" office:value="0.54">
            <text:p>$0.54</text:p>
          </table:table-cell>
          <table:table-cell office:value-type="float" office:value="1">
            <text:p>1</text:p>
          </table:table-cell>
          <table:table-cell table:formula="of:=[.I29]*[.J29]" office:value-type="currency" office:currency="USD" office:value="0.54">
            <text:p>$0.54</text:p>
          </table:table-cell>
          <table:table-cell table:number-columns-repeated="2"/>
        </table:table-row>
        <table:table-row table:style-name="ro1">
          <table:table-cell office:value-type="string">
            <text:p>DEBUG_1</text:p>
          </table:table-cell>
          <table:table-cell table:number-columns-repeated="2" office:value-type="string">
            <text:p>LED-SMD-1206</text:p>
          </table:table-cell>
          <table:table-cell office:value-type="string">
            <text:p>Blue 1206 3.3V LED</text:p>
          </table:table-cell>
          <table:table-cell office:value-type="string">
            <text:p>LED1206</text:p>
          </table:table-cell>
          <table:table-cell office:value-type="string">
            <text:p>LTST-C150TBKT</text:p>
          </table:table-cell>
          <table:table-cell office:value-type="string">
            <text:p>160-1643-1-ND</text:p>
          </table:table-cell>
          <table:table-cell office:value-type="string">
            <text:p>Digikey</text:p>
          </table:table-cell>
          <table:table-cell office:value-type="currency" office:currency="USD" office:value="0.54">
            <text:p>$0.54</text:p>
          </table:table-cell>
          <table:table-cell office:value-type="float" office:value="1">
            <text:p>1</text:p>
          </table:table-cell>
          <table:table-cell table:formula="of:=[.I30]*[.J30]" office:value-type="currency" office:currency="USD" office:value="0.54">
            <text:p>$0.54</text:p>
          </table:table-cell>
          <table:table-cell table:number-columns-repeated="2"/>
        </table:table-row>
        <table:table-row table:style-name="ro1">
          <table:table-cell office:value-type="string">
            <text:p>I2C_SCL</text:p>
          </table:table-cell>
          <table:table-cell table:number-columns-repeated="2" office:value-type="string">
            <text:p>LED-SMD-1206</text:p>
          </table:table-cell>
          <table:table-cell office:value-type="string">
            <text:p>Green 1206 3.3V LED</text:p>
          </table:table-cell>
          <table:table-cell office:value-type="string">
            <text:p>LED1206</text:p>
          </table:table-cell>
          <table:table-cell office:value-type="string">
            <text:p>APT3216ZGC</text:p>
          </table:table-cell>
          <table:table-cell office:value-type="string">
            <text:p>754-1440-1-ND</text:p>
          </table:table-cell>
          <table:table-cell office:value-type="string">
            <text:p>Digikey</text:p>
          </table:table-cell>
          <table:table-cell office:value-type="currency" office:currency="USD" office:value="0.73">
            <text:p>$0.73</text:p>
          </table:table-cell>
          <table:table-cell office:value-type="float" office:value="1">
            <text:p>1</text:p>
          </table:table-cell>
          <table:table-cell table:formula="of:=[.I31]*[.J31]" office:value-type="currency" office:currency="USD" office:value="0.73">
            <text:p>$0.73</text:p>
          </table:table-cell>
          <table:table-cell table:number-columns-repeated="2"/>
        </table:table-row>
        <table:table-row table:style-name="ro1">
          <table:table-cell office:value-type="string">
            <text:p>MIWI_STATUS</text:p>
          </table:table-cell>
          <table:table-cell table:number-columns-repeated="2" office:value-type="string">
            <text:p>LED-SMD-1206</text:p>
          </table:table-cell>
          <table:table-cell office:value-type="string">
            <text:p>Green 1206 3.3V LED</text:p>
          </table:table-cell>
          <table:table-cell office:value-type="string">
            <text:p>LED1206</text:p>
          </table:table-cell>
          <table:table-cell office:value-type="string">
            <text:p>APT3216ZGC</text:p>
          </table:table-cell>
          <table:table-cell office:value-type="string">
            <text:p>754-1440-1-ND</text:p>
          </table:table-cell>
          <table:table-cell office:value-type="string">
            <text:p>Digikey</text:p>
          </table:table-cell>
          <table:table-cell office:value-type="currency" office:currency="USD" office:value="0.73">
            <text:p>$0.73</text:p>
          </table:table-cell>
          <table:table-cell office:value-type="float" office:value="1">
            <text:p>1</text:p>
          </table:table-cell>
          <table:table-cell table:formula="of:=[.I32]*[.J32]" office:value-type="currency" office:currency="USD" office:value="0.73">
            <text:p>$0.73</text:p>
          </table:table-cell>
          <table:table-cell table:number-columns-repeated="2"/>
        </table:table-row>
        <table:table-row table:style-name="ro1">
          <table:table-cell office:value-type="string">
            <text:p>MIWI_TX</text:p>
          </table:table-cell>
          <table:table-cell table:number-columns-repeated="2" office:value-type="string">
            <text:p>LED-SMD-1206</text:p>
          </table:table-cell>
          <table:table-cell office:value-type="string">
            <text:p>White 1206 3.2V LED</text:p>
          </table:table-cell>
          <table:table-cell office:value-type="string">
            <text:p>LED1206</text:p>
          </table:table-cell>
          <table:table-cell office:value-type="string">
            <text:p>LTW-150TK</text:p>
          </table:table-cell>
          <table:table-cell office:value-type="string">
            <text:p>160-1737-1-ND</text:p>
          </table:table-cell>
          <table:table-cell office:value-type="string">
            <text:p>Digikey</text:p>
          </table:table-cell>
          <table:table-cell office:value-type="currency" office:currency="USD" office:value="0.64">
            <text:p>$0.64</text:p>
          </table:table-cell>
          <table:table-cell office:value-type="float" office:value="1">
            <text:p>1</text:p>
          </table:table-cell>
          <table:table-cell table:formula="of:=[.I33]*[.J33]" office:value-type="currency" office:currency="USD" office:value="0.64">
            <text:p>$0.64</text:p>
          </table:table-cell>
          <table:table-cell table:number-columns-repeated="2"/>
        </table:table-row>
        <table:table-row table:style-name="ro1">
          <table:table-cell office:value-type="string">
            <text:p>SPI_SCK</text:p>
          </table:table-cell>
          <table:table-cell table:number-columns-repeated="2" office:value-type="string">
            <text:p>LED-SMD-1206</text:p>
          </table:table-cell>
          <table:table-cell office:value-type="string">
            <text:p>Green 1206 3.3V LED</text:p>
          </table:table-cell>
          <table:table-cell office:value-type="string">
            <text:p>LED1206</text:p>
          </table:table-cell>
          <table:table-cell office:value-type="string">
            <text:p>APT3216ZGC</text:p>
          </table:table-cell>
          <table:table-cell office:value-type="string">
            <text:p>754-1440-1-ND</text:p>
          </table:table-cell>
          <table:table-cell office:value-type="string">
            <text:p>Digikey</text:p>
          </table:table-cell>
          <table:table-cell office:value-type="currency" office:currency="USD" office:value="0.73">
            <text:p>$0.73</text:p>
          </table:table-cell>
          <table:table-cell office:value-type="float" office:value="1">
            <text:p>1</text:p>
          </table:table-cell>
          <table:table-cell table:formula="of:=[.I34]*[.J34]" office:value-type="currency" office:currency="USD" office:value="0.73">
            <text:p>$0.73</text:p>
          </table:table-cell>
          <table:table-cell table:number-columns-repeated="2"/>
        </table:table-row>
        <table:table-row table:style-name="ro1">
          <table:table-cell office:value-type="string">
            <text:p>UART_RX</text:p>
          </table:table-cell>
          <table:table-cell table:number-columns-repeated="2" office:value-type="string">
            <text:p>LED-SMD-1206</text:p>
          </table:table-cell>
          <table:table-cell office:value-type="string">
            <text:p>Blue 1206 3.3V LED</text:p>
          </table:table-cell>
          <table:table-cell office:value-type="string">
            <text:p>LED1206</text:p>
          </table:table-cell>
          <table:table-cell office:value-type="string">
            <text:p>LTST-C150TBKT</text:p>
          </table:table-cell>
          <table:table-cell office:value-type="string">
            <text:p>160-1643-1-ND</text:p>
          </table:table-cell>
          <table:table-cell office:value-type="string">
            <text:p>Digikey</text:p>
          </table:table-cell>
          <table:table-cell office:value-type="currency" office:currency="USD" office:value="0.54">
            <text:p>$0.54</text:p>
          </table:table-cell>
          <table:table-cell office:value-type="float" office:value="1">
            <text:p>1</text:p>
          </table:table-cell>
          <table:table-cell table:formula="of:=[.I35]*[.J35]" office:value-type="currency" office:currency="USD" office:value="0.54">
            <text:p>$0.54</text:p>
          </table:table-cell>
          <table:table-cell table:number-columns-repeated="2"/>
        </table:table-row>
        <table:table-row table:style-name="ro1">
          <table:table-cell office:value-type="string">
            <text:p>UART_TX</text:p>
          </table:table-cell>
          <table:table-cell table:number-columns-repeated="2" office:value-type="string">
            <text:p>LED-SMD-1206</text:p>
          </table:table-cell>
          <table:table-cell office:value-type="string">
            <text:p>Blue 1206 3.3V LED</text:p>
          </table:table-cell>
          <table:table-cell office:value-type="string">
            <text:p>LED1206</text:p>
          </table:table-cell>
          <table:table-cell office:value-type="string">
            <text:p>LTST-C150TBKT</text:p>
          </table:table-cell>
          <table:table-cell office:value-type="string">
            <text:p>160-1643-1-ND</text:p>
          </table:table-cell>
          <table:table-cell office:value-type="string">
            <text:p>Digikey</text:p>
          </table:table-cell>
          <table:table-cell office:value-type="currency" office:currency="USD" office:value="0.54">
            <text:p>$0.54</text:p>
          </table:table-cell>
          <table:table-cell office:value-type="float" office:value="1">
            <text:p>1</text:p>
          </table:table-cell>
          <table:table-cell table:formula="of:=[.I36]*[.J36]" office:value-type="currency" office:currency="USD" office:value="0.54">
            <text:p>$0.54</text:p>
          </table:table-cell>
          <table:table-cell table:number-columns-repeated="2"/>
        </table:table-row>
        <table:table-row table:style-name="ro1">
          <table:table-cell office:value-type="string">
            <text:p>74HC573</text:p>
          </table:table-cell>
          <table:table-cell table:number-columns-repeated="2" office:value-type="string">
            <text:p>SOIC_20</text:p>
          </table:table-cell>
          <table:table-cell office:value-type="string">
            <text:p>8:8 3-state D Latch</text:p>
          </table:table-cell>
          <table:table-cell office:value-type="string">
            <text:p>SO20W</text:p>
          </table:table-cell>
          <table:table-cell office:value-type="string">
            <text:p>74HC573D,653</text:p>
          </table:table-cell>
          <table:table-cell office:value-type="string">
            <text:p>568-1477-1-ND</text:p>
          </table:table-cell>
          <table:table-cell office:value-type="string">
            <text:p>Digikey</text:p>
          </table:table-cell>
          <table:table-cell office:value-type="currency" office:currency="USD" office:value="0.55">
            <text:p>$0.55</text:p>
          </table:table-cell>
          <table:table-cell office:value-type="float" office:value="1">
            <text:p>1</text:p>
          </table:table-cell>
          <table:table-cell table:formula="of:=[.I37]*[.J37]" office:value-type="currency" office:currency="USD" office:value="0.55">
            <text:p>$0.55</text:p>
          </table:table-cell>
          <table:table-cell table:number-columns-repeated="2"/>
        </table:table-row>
        <table:table-row table:style-name="ro1">
          <table:table-cell office:value-type="string">
            <text:p>IC1</text:p>
          </table:table-cell>
          <table:table-cell table:number-columns-repeated="2" office:value-type="string">
            <text:p>LM555D</text:p>
          </table:table-cell>
          <table:table-cell office:value-type="string">
            <text:p>Low current 555 timer</text:p>
          </table:table-cell>
          <table:table-cell office:value-type="string">
            <text:p>SO08</text:p>
          </table:table-cell>
          <table:table-cell office:value-type="string">
            <text:p>ICM7555CD/01,118</text:p>
          </table:table-cell>
          <table:table-cell office:value-type="string">
            <text:p>568-1818-1-ND</text:p>
          </table:table-cell>
          <table:table-cell office:value-type="string">
            <text:p>Digikey</text:p>
          </table:table-cell>
          <table:table-cell office:value-type="currency" office:currency="USD" office:value="0.46">
            <text:p>$0.46</text:p>
          </table:table-cell>
          <table:table-cell office:value-type="float" office:value="1">
            <text:p>1</text:p>
          </table:table-cell>
          <table:table-cell table:formula="of:=[.I38]*[.J38]" office:value-type="currency" office:currency="USD" office:value="0.46">
            <text:p>$0.46</text:p>
          </table:table-cell>
          <table:table-cell table:number-columns-repeated="2"/>
        </table:table-row>
        <table:table-row table:style-name="ro1">
          <table:table-cell office:value-type="string">
            <text:p>U$1</text:p>
          </table:table-cell>
          <table:table-cell table:number-columns-repeated="2" office:value-type="string">
            <text:p>PIC18F26J50</text:p>
          </table:table-cell>
          <table:table-cell office:value-type="string">
            <text:p>28 Pin PDIP PIC</text:p>
          </table:table-cell>
          <table:table-cell office:value-type="string">
            <text:p>DIL28-3</text:p>
          </table:table-cell>
          <table:table-cell office:value-type="string">
            <text:p>PIC18F26J50-I/SP</text:p>
          </table:table-cell>
          <table:table-cell office:value-type="string">
            <text:p>PIC18F26J50-I/SP-ND</text:p>
          </table:table-cell>
          <table:table-cell office:value-type="string">
            <text:p>Digikey</text:p>
          </table:table-cell>
          <table:table-cell office:value-type="currency" office:currency="USD" office:value="4.28">
            <text:p>$4.28</text:p>
          </table:table-cell>
          <table:table-cell office:value-type="float" office:value="1">
            <text:p>1</text:p>
          </table:table-cell>
          <table:table-cell table:formula="of:=[.I39]*[.J39]" office:value-type="currency" office:currency="USD" office:value="4.28">
            <text:p>$4.28</text:p>
          </table:table-cell>
          <table:table-cell table:number-columns-repeated="2"/>
        </table:table-row>
        <table:table-row table:style-name="ro1">
          <table:table-cell office:value-type="string">
            <text:p>U$2</text:p>
          </table:table-cell>
          <table:table-cell office:value-type="string">
            <text:p>NHD-C0216CIZ-FSW-FBW-3V3</text:p>
          </table:table-cell>
          <table:table-cell office:value-type="string">
            <text:p>NHD-C0216CIZ-FN-FBW-3V</text:p>
          </table:table-cell>
          <table:table-cell office:value-type="string">
            <text:p>2x16 Chip-On-Glass I2C LCD Module</text:p>
          </table:table-cell>
          <table:table-cell office:value-type="string">
            <text:p>SIL8-1.5</text:p>
          </table:table-cell>
          <table:table-cell office:value-type="string">
            <text:p>NHD-C0216CIZ-FSW-FBW-3V3</text:p>
          </table:table-cell>
          <table:table-cell office:value-type="string">
            <text:p>NHD-C0216CIZ-FSW-FBW-3V3-ND</text:p>
          </table:table-cell>
          <table:table-cell office:value-type="string">
            <text:p>Digikey</text:p>
          </table:table-cell>
          <table:table-cell office:value-type="currency" office:currency="USD" office:value="10.25">
            <text:p>$10.25</text:p>
          </table:table-cell>
          <table:table-cell office:value-type="float" office:value="1">
            <text:p>1</text:p>
          </table:table-cell>
          <table:table-cell table:formula="of:=[.I40]*[.J40]" office:value-type="currency" office:currency="USD" office:value="10.25">
            <text:p>$10.25</text:p>
          </table:table-cell>
          <table:table-cell table:number-columns-repeated="2"/>
        </table:table-row>
        <table:table-row table:style-name="ro1">
          <table:table-cell office:value-type="string">
            <text:p>REG0</text:p>
          </table:table-cell>
          <table:table-cell table:number-columns-repeated="2" office:value-type="string">
            <text:p>MCP1725-XXXXX/SN</text:p>
          </table:table-cell>
          <table:table-cell office:value-type="string">
            <text:p>3V3 LDO Regulator</text:p>
          </table:table-cell>
          <table:table-cell office:value-type="string">
            <text:p>SOIC8-N_MC</text:p>
          </table:table-cell>
          <table:table-cell office:value-type="string">
            <text:p>MCP1725T-3302E/SN</text:p>
          </table:table-cell>
          <table:table-cell office:value-type="string">
            <text:p>MCP1725-3302E/SN-ND</text:p>
          </table:table-cell>
          <table:table-cell office:value-type="string">
            <text:p>Digikey</text:p>
          </table:table-cell>
          <table:table-cell office:value-type="currency" office:currency="USD" office:value="0.56">
            <text:p>$0.56</text:p>
          </table:table-cell>
          <table:table-cell office:value-type="float" office:value="1">
            <text:p>1</text:p>
          </table:table-cell>
          <table:table-cell table:formula="of:=[.I41]*[.J41]" office:value-type="currency" office:currency="USD" office:value="0.56">
            <text:p>$0.56</text:p>
          </table:table-cell>
          <table:table-cell table:number-columns-repeated="2"/>
        </table:table-row>
        <table:table-row table:style-name="ro1">
          <table:table-cell office:value-type="string">
            <text:p>REG1</text:p>
          </table:table-cell>
          <table:table-cell table:number-columns-repeated="2" office:value-type="string">
            <text:p>MCP1725-XXXXX/SN</text:p>
          </table:table-cell>
          <table:table-cell office:value-type="string">
            <text:p>3V3 LDO Regulator</text:p>
          </table:table-cell>
          <table:table-cell office:value-type="string">
            <text:p>SOIC8-N_MC</text:p>
          </table:table-cell>
          <table:table-cell office:value-type="string">
            <text:p>MCP1725T-3302E/SN</text:p>
          </table:table-cell>
          <table:table-cell office:value-type="string">
            <text:p>MCP1725-3302E/SN-ND</text:p>
          </table:table-cell>
          <table:table-cell office:value-type="string">
            <text:p>Digikey</text:p>
          </table:table-cell>
          <table:table-cell office:value-type="currency" office:currency="USD" office:value="0.56">
            <text:p>$0.56</text:p>
          </table:table-cell>
          <table:table-cell office:value-type="float" office:value="1">
            <text:p>1</text:p>
          </table:table-cell>
          <table:table-cell table:formula="of:=[.I42]*[.J42]" office:value-type="currency" office:currency="USD" office:value="0.56">
            <text:p>$0.56</text:p>
          </table:table-cell>
          <table:table-cell table:number-columns-repeated="2"/>
        </table:table-row>
        <table:table-row table:style-name="ro1">
          <table:table-cell office:value-type="string">
            <text:p>REG2</text:p>
          </table:table-cell>
          <table:table-cell table:number-columns-repeated="2" office:value-type="string">
            <text:p>MCP1725-XXXXX/SN</text:p>
          </table:table-cell>
          <table:table-cell office:value-type="string">
            <text:p>3V3 LDO Regulator</text:p>
          </table:table-cell>
          <table:table-cell office:value-type="string">
            <text:p>SOIC8-N_MC</text:p>
          </table:table-cell>
          <table:table-cell office:value-type="string">
            <text:p>MCP1725T-3302E/SN</text:p>
          </table:table-cell>
          <table:table-cell office:value-type="string">
            <text:p>MCP1725-3302E/SN-ND</text:p>
          </table:table-cell>
          <table:table-cell office:value-type="string">
            <text:p>Digikey</text:p>
          </table:table-cell>
          <table:table-cell office:value-type="currency" office:currency="USD" office:value="0.56">
            <text:p>$0.56</text:p>
          </table:table-cell>
          <table:table-cell office:value-type="float" office:value="1">
            <text:p>1</text:p>
          </table:table-cell>
          <table:table-cell table:formula="of:=[.I43]*[.J43]" office:value-type="currency" office:currency="USD" office:value="0.56">
            <text:p>$0.56</text:p>
          </table:table-cell>
          <table:table-cell table:number-columns-repeated="2"/>
        </table:table-row>
        <table:table-row table:style-name="ro1">
          <table:table-cell office:value-type="string">
            <text:p>RF0</text:p>
          </table:table-cell>
          <table:table-cell table:number-columns-repeated="2" office:value-type="string">
            <text:p>MRF24J40MA</text:p>
          </table:table-cell>
          <table:table-cell office:value-type="string">
            <text:p>2.4GHz MiWi Integrated Module</text:p>
          </table:table-cell>
          <table:table-cell office:value-type="string">
            <text:p>PCB12</text:p>
          </table:table-cell>
          <table:table-cell office:value-type="string">
            <text:p>MRF24J40MA-I/RM</text:p>
          </table:table-cell>
          <table:table-cell office:value-type="string">
            <text:p>MRF24J40MA-I/RM-ND</text:p>
          </table:table-cell>
          <table:table-cell office:value-type="string">
            <text:p>Digikey</text:p>
          </table:table-cell>
          <table:table-cell office:value-type="currency" office:currency="USD" office:value="10.87">
            <text:p>$10.87</text:p>
          </table:table-cell>
          <table:table-cell office:value-type="float" office:value="1">
            <text:p>1</text:p>
          </table:table-cell>
          <table:table-cell table:formula="of:=[.I44]*[.J44]" office:value-type="currency" office:currency="USD" office:value="10.87">
            <text:p>$10.87</text:p>
          </table:table-cell>
          <table:table-cell table:number-columns-repeated="2"/>
        </table:table-row>
        <table:table-row table:style-name="ro1">
          <table:table-cell office:value-type="string">
            <text:p>SW0</text:p>
          </table:table-cell>
          <table:table-cell table:number-columns-repeated="2" office:value-type="string">
            <text:p>SW-PB-MOM</text:p>
          </table:table-cell>
          <table:table-cell office:value-type="string">
            <text:p>Momentary (NO) Pushbutton</text:p>
          </table:table-cell>
          <table:table-cell office:value-type="string">
            <text:p>SW-MOM-PB</text:p>
          </table:table-cell>
          <table:table-cell office:value-type="string">
            <text:p>P13589S-ND</text:p>
          </table:table-cell>
          <table:table-cell office:value-type="string">
            <text:p>EVQ-PE504K</text:p>
          </table:table-cell>
          <table:table-cell office:value-type="string">
            <text:p>Digikey</text:p>
          </table:table-cell>
          <table:table-cell office:value-type="currency" office:currency="USD" office:value="0.45">
            <text:p>$0.45</text:p>
          </table:table-cell>
          <table:table-cell office:value-type="float" office:value="1">
            <text:p>1</text:p>
          </table:table-cell>
          <table:table-cell table:formula="of:=[.I45]*[.J45]" office:value-type="currency" office:currency="USD" office:value="0.45">
            <text:p>$0.45</text:p>
          </table:table-cell>
          <table:table-cell table:number-columns-repeated="2"/>
        </table:table-row>
        <table:table-row table:style-name="ro1">
          <table:table-cell office:value-type="string">
            <text:p>J1</text:p>
          </table:table-cell>
          <table:table-cell table:number-columns-repeated="2" office:value-type="string">
            <text:p>MA07-1</text:p>
          </table:table-cell>
          <table:table-cell office:value-type="string">
            <text:p>7 Pin 0.1” Male Header</text:p>
          </table:table-cell>
          <table:table-cell office:value-type="float" office:value="4534">
            <text:p>4534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 table:formula="of:=[.I46]*[.J46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MA07-1</text:p>
          </table:table-cell>
          <table:table-cell office:value-type="string">
            <text:p>7 Pin 0.1” Male Header</text:p>
          </table:table-cell>
          <table:table-cell office:value-type="float" office:value="4534">
            <text:p>4534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 table:formula="of:=[.I47]*[.J47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J3</text:p>
          </table:table-cell>
          <table:table-cell office:value-type="string">
            <text:p>PICKIT</text:p>
          </table:table-cell>
          <table:table-cell office:value-type="string">
            <text:p>MA06-1</text:p>
          </table:table-cell>
          <table:table-cell office:value-type="string">
            <text:p>6 Pin 0.1” Male Header</text:p>
          </table:table-cell>
          <table:table-cell office:value-type="string">
            <text:p>MA06-1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 table:formula="of:=[.I48]*[.J48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SL1</text:p>
          </table:table-cell>
          <table:table-cell office:value-type="string">
            <text:p>M14</text:p>
          </table:table-cell>
          <table:table-cell office:value-type="string">
            <text:p>14P</text:p>
          </table:table-cell>
          <table:table-cell office:value-type="string">
            <text:p>14 Pin 0.1” Female Collet</text:p>
          </table:table-cell>
          <table:table-cell office:value-type="string">
            <text:p>con-amp-quick</text:p>
          </table:table-cell>
          <table:table-cell table:number-columns-repeated="3"/>
          <table:table-cell/>
          <table:table-cell office:value-type="float" office:value="2">
            <text:p>2</text:p>
          </table:table-cell>
          <table:table-cell table:formula="of:=[.I49]*[.J49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SL2</text:p>
          </table:table-cell>
          <table:table-cell office:value-type="string">
            <text:p>M14</text:p>
          </table:table-cell>
          <table:table-cell office:value-type="string">
            <text:p>14P</text:p>
          </table:table-cell>
          <table:table-cell office:value-type="string">
            <text:p>14 Pin 0.1” Female Collet</text:p>
          </table:table-cell>
          <table:table-cell office:value-type="string">
            <text:p>con-amp-quick</text:p>
          </table:table-cell>
          <table:table-cell office:value-type="string">
            <text:p>801-43-064-10-002000</text:p>
          </table:table-cell>
          <table:table-cell office:value-type="string">
            <text:p>ED90257-ND</text:p>
          </table:table-cell>
          <table:table-cell/>
          <table:table-cell/>
          <table:table-cell office:value-type="float" office:value="2">
            <text:p>2</text:p>
          </table:table-cell>
          <table:table-cell table:formula="of:=[.I50]*[.J50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SV3</text:p>
          </table:table-cell>
          <table:table-cell table:number-columns-repeated="2" office:value-type="string">
            <text:p>MA03-1</text:p>
          </table:table-cell>
          <table:table-cell office:value-type="string">
            <text:p>3 Pin 0.1” Male Header</text:p>
          </table:table-cell>
          <table:table-cell office:value-type="float" office:value="4534">
            <text:p>4534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 table:formula="of:=[.I51]*[.J51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SV4</text:p>
          </table:table-cell>
          <table:table-cell table:number-columns-repeated="2" office:value-type="string">
            <text:p>MA03-1</text:p>
          </table:table-cell>
          <table:table-cell office:value-type="string">
            <text:p>3 Pin 0.1” Male Header</text:p>
          </table:table-cell>
          <table:table-cell office:value-type="float" office:value="4534">
            <text:p>4534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 table:formula="of:=[.I52]*[.J52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SV5</text:p>
          </table:table-cell>
          <table:table-cell table:number-columns-repeated="2" office:value-type="string">
            <text:p>MA03-1</text:p>
          </table:table-cell>
          <table:table-cell office:value-type="string">
            <text:p>3 Pin 0.1” Male Header</text:p>
          </table:table-cell>
          <table:table-cell office:value-type="float" office:value="4534">
            <text:p>4534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 table:formula="of:=[.I53]*[.J53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BACKLIGHT</text:p>
          </table:table-cell>
          <table:table-cell table:number-columns-repeated="2" office:value-type="string">
            <text:p>MA02-1</text:p>
          </table:table-cell>
          <table:table-cell office:value-type="string">
            <text:p>2 Pin 0.1” Male Header</text:p>
          </table:table-cell>
          <table:table-cell office:value-type="string">
            <text:p>MA02-1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 table:formula="of:=[.I54]*[.J54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table:number-columns-repeated="2" office:value-type="string">
            <text:p>MA02-1</text:p>
          </table:table-cell>
          <table:table-cell office:value-type="string">
            <text:p>2 Pin 0.1” Male Header</text:p>
          </table:table-cell>
          <table:table-cell office:value-type="string">
            <text:p>MA02-1</text:p>
          </table:table-cell>
          <table:table-cell table:number-columns-repeated="3"/>
          <table:table-cell/>
          <table:table-cell office:value-type="float" office:value="1">
            <text:p>1</text:p>
          </table:table-cell>
          <table:table-cell table:formula="of:=[.I55]*[.J55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0.1” Jumper for male headers</text:p>
          </table:table-cell>
          <table:table-cell table:style-name="Default"/>
          <table:table-cell table:number-columns-repeated="3"/>
          <table:table-cell/>
          <table:table-cell office:value-type="float" office:value="5">
            <text:p>5</text:p>
          </table:table-cell>
          <table:table-cell table:formula="of:=[.I56]*[.J56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3"/>
          <table:table-cell table:number-columns-repeated="2"/>
          <table:table-cell table:formula="of:=[.I57]*[.J57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/>
          <table:table-cell/>
          <table:table-cell table:formula="of:=[.I58]*[.J58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1” RAM Yoke Clamp with Ball and camera threads (two balls max)</text:p>
          </table:table-cell>
          <table:table-cell table:style-name="Default"/>
          <table:table-cell table:number-columns-repeated="2" office:value-type="string">
            <text:p>RAM-B-121BAU</text:p>
          </table:table-cell>
          <table:table-cell office:value-type="string">
            <text:p>ram</text:p>
          </table:table-cell>
          <table:table-cell office:value-type="currency" office:currency="USD" office:value="28.26">
            <text:p>$28.26</text:p>
          </table:table-cell>
          <table:table-cell office:value-type="float" office:value="1">
            <text:p>1</text:p>
          </table:table-cell>
          <table:table-cell table:formula="of:=[.I59]*[.J59]" office:value-type="currency" office:currency="USD" office:value="28.26">
            <text:p>$28.26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1” RAM Ball “Camera Thread”</text:p>
          </table:table-cell>
          <table:table-cell table:style-name="Default"/>
          <table:table-cell table:number-columns-repeated="2" office:value-type="string">
            <text:p>RAM-B-237U</text:p>
          </table:table-cell>
          <table:table-cell office:value-type="string">
            <text:p>ram</text:p>
          </table:table-cell>
          <table:table-cell office:value-type="currency" office:currency="USD" office:value="8.19">
            <text:p>$8.19</text:p>
          </table:table-cell>
          <table:table-cell office:value-type="float" office:value="1">
            <text:p>1</text:p>
          </table:table-cell>
          <table:table-cell table:formula="of:=[.I60]*[.J60]" office:value-type="currency" office:currency="USD" office:value="8.19">
            <text:p>$8.19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'Short' RAM Arm for 1” Ball</text:p>
          </table:table-cell>
          <table:table-cell table:style-name="Default"/>
          <table:table-cell table:number-columns-repeated="2" office:value-type="string">
            <text:p>RAM-B-201U-A</text:p>
          </table:table-cell>
          <table:table-cell office:value-type="string">
            <text:p>ram</text:p>
          </table:table-cell>
          <table:table-cell office:value-type="currency" office:currency="USD" office:value="13.47">
            <text:p>$13.47</text:p>
          </table:table-cell>
          <table:table-cell office:value-type="float" office:value="1">
            <text:p>1</text:p>
          </table:table-cell>
          <table:table-cell table:formula="of:=[.I61]*[.J61]" office:value-type="currency" office:currency="USD" office:value="13.47">
            <text:p>$13.47</text:p>
          </table:table-cell>
          <table:table-cell table:number-columns-repeated="2"/>
        </table:table-row>
        <table:table-row table:style-name="ro1" table:number-rows-repeated="19">
          <table:table-cell table:style-name="Default" table:number-columns-repeated="5"/>
          <table:table-cell table:number-columns-repeated="8"/>
        </table:table-row>
        <table:table-row table:style-name="ro1" table:number-rows-repeated="1048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aughterboard" table:style-name="ta1"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7" table:default-cell-style-name="ce2"/>
        <table:table-column table:style-name="co7" table:number-columns-repeated="4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MFR P/N</text:p>
          </table:table-cell>
          <table:table-cell table:style-name="ce1" office:value-type="string">
            <text:p>Vendor P/N</text:p>
          </table:table-cell>
          <table:table-cell table:style-name="ce1" office:value-type="string">
            <text:p>Vendor</text:p>
          </table:table-cell>
          <table:table-cell office:value-type="string">
            <text:p>Cost</text:p>
          </table:table-cell>
          <table:table-cell office:value-type="string">
            <text:p>Qty</text:p>
          </table:table-cell>
          <table:table-cell table:style-name="ce2" office:value-type="string">
            <text:p>Ext Cost</text:p>
          </table:table-cell>
          <table:table-cell office:value-type="string">
            <text:p>Total Parts Cost</text:p>
          </table:table-cell>
          <table:table-cell table:formula="of:=SUM([.K1:.K100])" office:value-type="currency" office:currency="USD" office:value="57.63">
            <text:p>$57.63</text:p>
          </table:table-cell>
        </table:table-row>
        <table:table-row table:style-name="ro1">
          <table:table-cell table:style-name="ce1" table:number-columns-repeated="8"/>
          <table:table-cell table:number-columns-repeated="5"/>
        </table:table-row>
        <table:table-row table:style-name="ro1">
          <table:table-cell table:style-name="ce1" office:value-type="string">
            <text:p>ACCESSORY</text:p>
          </table:table-cell>
          <table:table-cell table:number-columns-repeated="2" table:style-name="ce1" office:value-type="string">
            <text:p>2510-6002</text:p>
          </table:table-cell>
          <table:table-cell table:style-name="ce1" office:value-type="string">
            <text:p>10 Pin keyed connector</text:p>
          </table:table-cell>
          <table:table-cell table:style-name="ce1" office:value-type="string">
            <text:p>2510-6002</text:p>
          </table:table-cell>
          <table:table-cell table:style-name="ce1" office:value-type="string">
            <text:p>D2510-6002-AR</text:p>
          </table:table-cell>
          <table:table-cell table:style-name="ce1" office:value-type="string">
            <text:p>MHC10E-ND</text:p>
          </table:table-cell>
          <table:table-cell table:style-name="ce1" office:value-type="string">
            <text:p>Digikey</text:p>
          </table:table-cell>
          <table:table-cell office:value-type="currency" office:currency="USD" office:value="1.57">
            <text:p>$1.57</text:p>
          </table:table-cell>
          <table:table-cell office:value-type="float" office:value="1">
            <text:p>1</text:p>
          </table:table-cell>
          <table:table-cell table:style-name="ce2" table:formula="of:=[.I3]*[.J3]" office:value-type="currency" office:currency="USD" office:value="1.57">
            <text:p>$1.5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PS-LED</text:p>
          </table:table-cell>
          <table:table-cell table:number-columns-repeated="2" table:style-name="ce1" office:value-type="string">
            <text:p>LED-SMD-1206</text:p>
          </table:table-cell>
          <table:table-cell table:style-name="ce1" office:value-type="string">
            <text:p>Orange 1206 2.2V LED</text:p>
          </table:table-cell>
          <table:table-cell table:style-name="ce1" office:value-type="string">
            <text:p>LED1206</text:p>
          </table:table-cell>
          <table:table-cell table:style-name="ce1" office:value-type="string">
            <text:p>HSMD-C150</text:p>
          </table:table-cell>
          <table:table-cell table:style-name="ce1" office:value-type="string">
            <text:p>516-1441-1-ND</text:p>
          </table:table-cell>
          <table:table-cell table:style-name="ce1" office:value-type="string">
            <text:p>Digikey</text:p>
          </table:table-cell>
          <table:table-cell office:value-type="currency" office:currency="USD" office:value="0.5">
            <text:p>$0.50</text:p>
          </table:table-cell>
          <table:table-cell office:value-type="float" office:value="1">
            <text:p>1</text:p>
          </table:table-cell>
          <table:table-cell table:style-name="ce2" table:formula="of:=[.I4]*[.J4]" office:value-type="currency" office:currency="USD" office:value="0.5">
            <text:p>$0.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1</text:p>
          </table:table-cell>
          <table:table-cell table:style-name="ce1" office:value-type="float" office:value="560">
            <text:p>560</text:p>
          </table:table-cell>
          <table:table-cell table:style-name="ce1" office:value-type="string">
            <text:p>R-US_R1206</text:p>
          </table:table-cell>
          <table:table-cell table:style-name="ce1" office:value-type="string">
            <text:p>561 1206 Resistor</text:p>
          </table:table-cell>
          <table:table-cell table:style-name="ce1" office:value-type="string">
            <text:p>R1206</text:p>
          </table:table-cell>
          <table:table-cell table:style-name="ce1" office:value-type="string">
            <text:p>ERJ-8GEYJ561V</text:p>
          </table:table-cell>
          <table:table-cell table:style-name="ce1" office:value-type="string">
            <text:p>P560ECT-ND</text:p>
          </table:table-cell>
          <table:table-cell table:style-name="ce1" office:value-type="string">
            <text:p>Digikey</text:p>
          </table:table-cell>
          <table:table-cell office:value-type="currency" office:currency="USD" office:value="0.06">
            <text:p>$0.06</text:p>
          </table:table-cell>
          <table:table-cell office:value-type="float" office:value="1">
            <text:p>1</text:p>
          </table:table-cell>
          <table:table-cell table:style-name="ce2" table:formula="of:=[.I5]*[.J5]" office:value-type="currency" office:currency="USD" office:value="0.06">
            <text:p>$0.0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$1</text:p>
          </table:table-cell>
          <table:table-cell table:number-columns-repeated="2" table:style-name="ce1" office:value-type="string">
            <text:p>796136-1-CR2302_HOLDER</text:p>
          </table:table-cell>
          <table:table-cell table:style-name="ce1" office:value-type="string">
            <text:p>CR2302 Battery Holder</text:p>
          </table:table-cell>
          <table:table-cell table:style-name="ce1" office:value-type="string">
            <text:p>796136-1-CR2032_HOLDER</text:p>
          </table:table-cell>
          <table:table-cell table:style-name="ce1" office:value-type="string">
            <text:p>796136-1</text:p>
          </table:table-cell>
          <table:table-cell table:style-name="ce1" office:value-type="string">
            <text:p>A99327CT-ND</text:p>
          </table:table-cell>
          <table:table-cell table:style-name="ce1" office:value-type="string">
            <text:p>Digikey</text:p>
          </table:table-cell>
          <table:table-cell office:value-type="currency" office:currency="USD" office:value="2.49">
            <text:p>$2.49</text:p>
          </table:table-cell>
          <table:table-cell office:value-type="float" office:value="1">
            <text:p>1</text:p>
          </table:table-cell>
          <table:table-cell table:style-name="ce2" table:formula="of:=[.I6]*[.J6]" office:value-type="currency" office:currency="USD" office:value="2.49">
            <text:p>$2.4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$3</text:p>
          </table:table-cell>
          <table:table-cell table:number-columns-repeated="2" table:style-name="ce1" office:value-type="string">
            <text:p>GPS-UP501</text:p>
          </table:table-cell>
          <table:table-cell table:style-name="ce1" office:value-type="string">
            <text:p>GPS Receiver</text:p>
          </table:table-cell>
          <table:table-cell table:style-name="ce1" office:value-type="string">
            <text:p>GPS-UP501</text:p>
          </table:table-cell>
          <table:table-cell table:style-name="ce1" office:value-type="string">
            <text:p>UP501</text:p>
          </table:table-cell>
          <table:table-cell table:style-name="ce1" office:value-type="string">
            <text:p>916-UP501 </text:p>
          </table:table-cell>
          <table:table-cell table:style-name="ce1" office:value-type="string">
            <text:p>Mouser</text:p>
          </table:table-cell>
          <table:table-cell office:value-type="currency" office:currency="USD" office:value="31.35">
            <text:p>$31.35</text:p>
          </table:table-cell>
          <table:table-cell office:value-type="float" office:value="1">
            <text:p>1</text:p>
          </table:table-cell>
          <table:table-cell table:style-name="ce2" table:formula="of:=[.I7]*[.J7]" office:value-type="currency" office:currency="USD" office:value="31.35">
            <text:p>$31.3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1” RAM Ball “Camera Thread”</text:p>
          </table:table-cell>
          <table:table-cell/>
          <table:table-cell table:number-columns-repeated="2" office:value-type="string">
            <text:p>RAM-B-237U</text:p>
          </table:table-cell>
          <table:table-cell office:value-type="string">
            <text:p>ram</text:p>
          </table:table-cell>
          <table:table-cell office:value-type="currency" office:currency="USD" office:value="8.19">
            <text:p>$8.19</text:p>
          </table:table-cell>
          <table:table-cell office:value-type="float" office:value="1">
            <text:p>1</text:p>
          </table:table-cell>
          <table:table-cell table:style-name="ce2" table:formula="of:=[.I9]*[.J9]" office:value-type="currency" office:currency="USD" office:value="8.19">
            <text:p>$8.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'Short' RAM Arm for 1” Ball</text:p>
          </table:table-cell>
          <table:table-cell/>
          <table:table-cell table:number-columns-repeated="2" office:value-type="string">
            <text:p>RAM-B-201U-A</text:p>
          </table:table-cell>
          <table:table-cell office:value-type="string">
            <text:p>ram</text:p>
          </table:table-cell>
          <table:table-cell office:value-type="currency" office:currency="USD" office:value="13.47">
            <text:p>$13.47</text:p>
          </table:table-cell>
          <table:table-cell office:value-type="float" office:value="1">
            <text:p>1</text:p>
          </table:table-cell>
          <table:table-cell table:style-name="ce2" table:formula="of:=[.I10]*[.J10]" office:value-type="currency" office:currency="USD" office:value="13.47">
            <text:p>$13.47</text:p>
          </table:table-cell>
          <table:table-cell table:number-columns-repeated="2"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04/14/2012</text:date>, <text:time>12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14T12:48:41</dc:date>
    <meta:generator>LibreOffice/3.4$Unix LibreOffice_project/340m1$Build-502</meta:generator>
    <meta:editing-duration>PT2H3M38S</meta:editing-duration>
    <meta:editing-cycles>7</meta:editing-cycles>
    <meta:print-date>2012-04-14T11:44:04</meta:print-date>
    <meta:document-statistic meta:table-count="2" meta:cell-count="692" meta:object-count="0"/>
  </office:meta>
</office:document-meta>
</file>